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5</text:span></text:p>
      <text:p text:style-name="P1"/>
      <text:p text:style-name="Standard"><text:span text:style-name="T1">1. What is singleton scope?</text:span></text:p>
      <text:p text:style-name="Standard">A. This scopes the bean definition to a single instance per Spring IoC</text:p>
      <text:p text:style-name="Standard">container.</text:p>
      <text:p text:style-name="Standard">B. This scopes the bean definition to a single instance per HTTP Request.</text:p>
      <text:p text:style-name="Standard">C. This scopes the bean definition to a single instance per HTTP Session.</text:p>
      <text:p text:style-name="Standard">D. This scopes the bean definition to a single instance per HTTP</text:p>
      <text:p text:style-name="Standard">Application/ Global session.</text:p>
      <text:p text:style-name="Standard"/>
      <text:p text:style-name="Standard"/>
      <text:p text:style-name="Standard"><text:span text:style-name="T1">2. Which one is the default scope of the beans?</text:span></text:p>
      <text:p text:style-name="Standard">A. Prototype</text:p>
      <text:p text:style-name="Standard">B. Session</text:p>
      <text:p text:style-name="Standard">C. Request</text:p>
      <text:p text:style-name="Standard">D. Singleton</text:p>
      <text:p text:style-name="Standard"/>
      <text:p text:style-name="Standard"/>
      <text:p text:style-name="Standard"><text:span text:style-name="T1">3. Which scope creates a new bean instance each time when requested?</text:span></text:p>
      <text:p text:style-name="Standard">A. Singleton</text:p>
      <text:p text:style-name="Standard"><text:soft-page-break/>B. Prototype</text:p>
      <text:p text:style-name="Standard">C. Session</text:p>
      <text:p text:style-name="Standard">D. Request</text:p>
      <text:p text:style-name="Standard"/>
      <text:p text:style-name="Standard"/>
      <text:p text:style-name="Standard"><text:span text:style-name="T1">4. Session Creates a single bean instance per HTTP request, only valid in</text:span></text:p>
      <text:p text:style-name="Standard"><text:span text:style-name="T1">the context of a web application?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5. Which annotation is used as a substitute of initialization method?</text:span></text:p>
      <text:p text:style-name="Standard">A. @PostConstruct</text:p>
      <text:p text:style-name="Standard">B. @PreDestroy</text:p>
      <text:p text:style-name="Standard">C. None of the mentioned</text:p>
      <text:p text:style-name="Standard">D. All of the mentioned</text:p>
      <text:p text:style-name="Standard"/>
      <text:p text:style-name="Standard"/>
      <text:p text:style-name="Standard"><text:span text:style-name="T1">6. Which of the following are considered valid beans?</text:span></text:p>
      <text:p text:style-name="Standard">A. Singleton</text:p>
      <text:p text:style-name="Standard">B. Prototype</text:p>
      <text:p text:style-name="Standard"><text:soft-page-break/>C. All of the mentioned</text:p>
      <text:p text:style-name="Standard">D. None of the mentioned</text:p>
      <text:p text:style-name="Standard"><text:span text:style-name="T1">7. Which attribute is used to set the scope of the bean?</text:span></text:p>
      <text:p text:style-name="Standard">A. setScope</text:p>
      <text:p text:style-name="Standard">B. scope</text:p>
      <text:p text:style-name="Standard">C. getScope</text:p>
      <text:p text:style-name="Standard">D. none of the mentioned</text:p>
      <text:p text:style-name="Standard"/>
      <text:p text:style-name="Standard"/>
      <text:p text:style-name="Standard"><text:span text:style-name="T1">8. What is byType mode of autowiring?</text:span></text:p>
      <text:p text:style-name="Standard">A. Default setting which meas no autowiring and you should use explicit</text:p>
      <text:p text:style-name="Standard">bean reference for wiring.</text:p>
      <text:p text:style-name="Standard">B. Autowiring by property name. Spring tries to match and wire its</text:p>
      <text:p text:style-name="Standard">properties with the beans defined by the same names in the configuration</text:p>
      <text:p text:style-name="Standard">file.</text:p>
      <text:p text:style-name="Standard">C. Spring first tries to wire using autowire by constructor, if it does not</text:p>
      <text:p text:style-name="Standard">work, Spring tries to autowire by byType.</text:p>
      <text:p text:style-name="Standard">D. Autowiring by property type. Spring tries to match and wire a property if</text:p>
      <text:p text:style-name="Standard">its type matches with exactly one of the beans name in configuration file.</text:p>
      <text:p text:style-name="Standard"/>
      <text:p text:style-name="Standard"/>
      <text:p text:style-name="Standard"><text:soft-page-break/><text:span text:style-name="T1">9. How to auto-inject into field a bean by its name? select one or more</text:span></text:p>
      <text:p text:style-name="Standard"><text:span text:style-name="T1">response.</text:span></text:p>
      <text:p text:style-name="Standard">A. With the name attribute of the @Autowired annotations.</text:p>
      <text:p text:style-name="Standard">B. By using the single @Qualifier annotation.</text:p>
      <text:p text:style-name="Standard">C. By using both @Autowired and @Qualifier annotation.</text:p>
      <text:p text:style-name="Standard"/>
      <text:p text:style-name="Standard"/>
      <text:p text:style-name="Standard"><text:span text:style-name="T1">10. What are different Autowire types?</text:span></text:p>
      <text:p text:style-name="Standard">A. byName,byType,destructor and autodetect.</text:p>
      <text:p text:style-name="Standard">B. byName,byMethod,constructor and autodetect.</text:p>
      <text:p text:style-name="Standard">C. byName,btType,constructor and autocorrect.</text:p>
      <text:p text:style-name="Standard">D. byName,byType,constructor and autodetect.</text:p>
      <text:p text:style-name="Standard"/>
      <text:p text:style-name="Standard"/>
      <text:p text:style-name="Standard"><text:span text:style-name="T1">11. Is Partial dependency possible by Constructor method?</text:span></text:p>
      <text:p text:style-name="Standard">a.True</text:p>
      <text:p text:style-name="Standard">b. False</text:p>
      <text:p text:style-name="Standard"/>
      <text:p text:style-name="Standard"/>
      <text:p text:style-name="Standard"><text:span text:style-name="T1">12. Which of the following element is not used inside the</text:span></text:p>
      <text:p text:style-name="Standard"><text:span text:style-name="T1">constructor-arg element?</text:span></text:p>
      <text:p text:style-name="Standard"><text:soft-page-break/>a.Set</text:p>
      <text:p text:style-name="Standard">b.Map</text:p>
      <text:p text:style-name="Standard">c.List</text:p>
      <text:p text:style-name="Standard">d.Vector</text:p>
      <text:p text:style-name="Standard"/>
      <text:p text:style-name="Standard"/>
      <text:p text:style-name="Standard"><text:span text:style-name="T1">13. Which is the most flexible injection method?</text:span></text:p>
      <text:p text:style-name="Standard">a.Setter Injection</text:p>
      <text:p text:style-name="Standard">b.Constructor Injection</text:p>
      <text:p text:style-name="Standard">c.Both a &amp; b.</text:p>
      <text:p text:style-name="Standard"/>
      <text:p text:style-name="Standard"/>
      <text:p text:style-name="Standard"><text:span text:style-name="T1">14. IOC or Dependent Injection is a...</text:span></text:p>
      <text:p text:style-name="Standard">a. Design Pattern</text:p>
      <text:p text:style-name="Standard">b. Frame work</text:p>
      <text:p text:style-name="Standard">c. Annotation</text:p>
      <text:p text:style-name="Standard"/>
      <text:p text:style-name="Standard"/>
      <text:p text:style-name="Standard"><text:span text:style-name="T1">15. What are different types of Bean Injections?</text:span></text:p>
      <text:p text:style-name="Standard">a. setter and getter</text:p>
      <text:p text:style-name="Standard">b. setter , getter and constructor</text:p>
      <text:p text:style-name="Standard"><text:soft-page-break/>c. setter and constructor</text:p>
      <text:p text:style-name="Standard">d.None</text:p>
      <text:p text:style-name="Standard"/>
      <text:p text:style-name="Standard"/>
      <text:p text:style-name="Standard"><text:span text:style-name="T1">16. How to auto-inject into a field a bean by its name? Select one or</text:span></text:p>
      <text:p text:style-name="Standard"><text:span text:style-name="T1">more responses</text:span></text:p>
      <text:p text:style-name="Standard">a. By using both the @Autowired and @Qualifier annotation</text:p>
      <text:p text:style-name="Standard">b. with the name of the @Autowired annotation</text:p>
      <text:p text:style-name="Standard">c. by using the single @Qualifier annotation</text:p>
      <text:p text:style-name="Standard"/>
      <text:p text:style-name="Standard"/>
      <text:p text:style-name="Standard"><text:span text:style-name="T1">17. What is the other name of Dependency Injection</text:span></text:p>
      <text:p text:style-name="Standard">a.Inversion of control</text:p>
      <text:p text:style-name="Standard">b. Polymorphism</text:p>
      <text:p text:style-name="Standard">c.AOP</text:p>
      <text:p text:style-name="Standard">d.Container</text:p>
      <text:p text:style-name="Standard"/>
      <text:p text:style-name="Standard"/>
      <text:p text:style-name="Standard"><text:span text:style-name="T1">18. What statement is not correct in live environment? select a unique</text:span></text:p>
      <text:p text:style-name="Standard"><text:span text:style-name="T1">answer</text:span></text:p>
      <text:p text:style-name="Standard">a. Constructor and properties autowiring in the same bean are not</text:p>
      <text:p text:style-name="Standard"><text:soft-page-break/>compatible</text:p>
      <text:p text:style-name="Standard">b. A bean should have a default or no-arg constrctor</text:p>
      <text:p text:style-name="Standard">c. The &lt;constructor-arg&gt; should take type, name and index o reduce</text:p>
      <text:p text:style-name="Standard">ambiguity.</text:p>
      <text:p text:style-name="Standard">d. All of the above</text:p>
      <text:p text:style-name="Standard"/>
      <text:p text:style-name="Standard"/>
      <text:p text:style-name="Standard"><text:span text:style-name="T1">19. Whenever the dependency-check fails, Spring throws which</text:span></text:p>
      <text:p text:style-name="Standard"><text:span text:style-name="T1">exception</text:span></text:p>
      <text:p text:style-name="Standard">a.UnsatisfiedDependencyException</text:p>
      <text:p text:style-name="Standard">b. DependencyException</text:p>
      <text:p text:style-name="Standard">c.DataAccess exception</text:p>
      <text:p text:style-name="Standard"/>
      <text:p text:style-name="Standard"/>
      <text:p text:style-name="Standard"><text:span text:style-name="T1">20. Default mode of dependency-check</text:span></text:p>
      <text:p text:style-name="Standard">a.Simple</text:p>
      <text:p text:style-name="Standard">b.Object</text:p>
      <text:p text:style-name="Standard">c. all</text:p>
      <text:p text:style-name="Standard">d.n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7" meta:word-count="569" meta:character-count="3394" meta:non-whitespace-character-count="2932"/>
    <meta:generator>LibreOfficeDev/6.0.5.2$Linux_X86_64 LibreOffice_project/</meta:generator>
  </office:meta>
</office:document-meta>
</file>